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, R418</text:p>
          </table:table-cell>
          <table:table-cell office:value-type="string" calcext:value-type="string">
            <text:p>33k</text:p>
          </table:table-cell>
          <table:table-cell table:formula="of:=LEN([.A25])-LEN(SUBSTITUTE([.A2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8])-LEN(SUBSTITUTE([.A28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29])-LEN(SUBSTITUTE([.A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0])-LEN(SUBSTITUTE([.A3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1])-LEN(SUBSTITUTE([.A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2])-LEN(SUBSTITUTE([.A3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3])-LEN(SUBSTITUTE([.A3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4])-LEN(SUBSTITUTE([.A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6])-LEN(SUBSTITUTE([.A3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8])-LEN(SUBSTITUTE([.A3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39])-LEN(SUBSTITUTE([.A3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0])-LEN(SUBSTITUTE([.A4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1])-LEN(SUBSTITUTE([.A41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2])-LEN(SUBSTITUTE([.A42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3])-LEN(SUBSTITUTE([.A43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4])-LEN(SUBSTITUTE([.A4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5])-LEN(SUBSTITUTE([.A4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6])-LEN(SUBSTITUTE([.A4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7])-LEN(SUBSTITUTE([.A4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8])-LEN(SUBSTITUTE([.A48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49])-LEN(SUBSTITUTE([.A4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5, C206, C208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0])-LEN(SUBSTITUTE([.A50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1])-LEN(SUBSTITUTE([.A5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2])-LEN(SUBSTITUTE([.A52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3])-LEN(SUBSTITUTE([.A53];&quot;,&quot;;&quot;&quot;))+1" office:value-type="float" office:value="31" calcext:value-type="float">
            <text:p>3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4])-LEN(SUBSTITUTE([.A5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61</text:p>
          </table:table-cell>
          <table:table-cell office:value-type="string" calcext:value-type="string">
            <text:p>4.7uF</text:p>
          </table:table-cell>
          <table:table-cell table:formula="of:=LEN([.A55])-LEN(SUBSTITUTE([.A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6])-LEN(SUBSTITUTE([.A56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7])-LEN(SUBSTITUTE([.A5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1, C207, C213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8])-LEN(SUBSTITUTE([.A58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59])-LEN(SUBSTITUTE([.A59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0])-LEN(SUBSTITUTE([.A6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2])-LEN(SUBSTITUTE([.A6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8])-LEN(SUBSTITUTE([.A68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69])-LEN(SUBSTITUTE([.A69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0])-LEN(SUBSTITUTE([.A7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5])-LEN(SUBSTITUTE([.A75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6])-LEN(SUBSTITUTE([.A76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7])-LEN(SUBSTITUTE([.A7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1])-LEN(SUBSTITUTE([.A81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2])-LEN(SUBSTITUTE([.A8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3])-LEN(SUBSTITUTE([.A8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4])-LEN(SUBSTITUTE([.A84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5])-LEN(SUBSTITUTE([.A8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6])-LEN(SUBSTITUTE([.A8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7])-LEN(SUBSTITUTE([.A8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AUP2G08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AUP2G08DCU</text:p>
          </table:table-cell>
          <table:table-cell office:value-type="string" calcext:value-type="string">
            <text:p>http://www.ti.com/lit/ds/symlink/sn74aup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AUP2G08DCU</text:p>
          </table:table-cell>
          <table:table-cell office:value-type="string" calcext:value-type="string">
            <text:p>SN74AUP2G08DCUR</text:p>
          </table:table-cell>
          <table:table-cell office:value-type="string" calcext:value-type="string">
            <text:p>https://store.ti.com/SN74AUP2G08DCU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rocelec.com/part/textissn74aup2g08dcu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3])-LEN(SUBSTITUTE([.A9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4])-LEN(SUBSTITUTE([.A9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4])-LEN(SUBSTITUTE([.A104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5])-LEN(SUBSTITUTE([.A10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8])-LEN(SUBSTITUTE([.A10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0])-LEN(SUBSTITUTE([.A11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3])-LEN(SUBSTITUTE([.A12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4])-LEN(SUBSTITUTE([.A12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6])-LEN(SUBSTITUTE([.A1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5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8])-LEN(SUBSTITUTE([.A138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4])-LEN(SUBSTITUTE([.A144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6])-LEN(SUBSTITUTE([.A146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49])-LEN(SUBSTITUTE([.A149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50])-LEN(SUBSTITUTE([.A150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3])-LEN(SUBSTITUTE([.A153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5])-LEN(SUBSTITUTE([.A155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2])-LEN(SUBSTITUTE([.A16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5">00/00/0000</text:date>, <text:time style:data-style-name="N2" text:time-value="03:31:36.411394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5T03:32:00.588132944</dc:date>
    <meta:editing-duration>PT4H35M18S</meta:editing-duration>
    <meta:editing-cycles>120</meta:editing-cycles>
    <meta:generator>LibreOffice/6.0.5.2$Linux_X86_64 LibreOffice_project/00$Build-2</meta:generator>
    <meta:document-statistic meta:table-count="1" meta:cell-count="1448" meta:object-count="0"/>
  </office:meta>
</office:document-meta>
</file>